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fo:color="#ff0000" style:font-name="Arial"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6" style:family="table-cell" style:parent-style-name="Gnumeric-default">
      <style:text-properties style:font-name="Ari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23"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3">
      <style:text-properties style:font-name="Arial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111111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del: PsyLink P9.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mplete PsyLink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9:.D11])+[.D13]+[.D34]" office:value-type="currency" office:currency="EUR" office:value="98.2046030448718" calcext:value-type="currency">
            <text:p>98.20 €</text:p>
          </table:table-cell>
          <table:table-cell table:style-name="ce13" table:formula="of:=[.B8]*[.C8]" office:value-type="currency" office:currency="EUR" office:value="98.2046030448718" calcext:value-type="currency">
            <text:p>98.20 €</text:p>
          </table:table-cell>
          <table:table-cell table:style-name="Default" office:value-type="string" calcext:value-type="string">
            <text:p>https://psylink.me/p9.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lastic, 5mm wide</text:p>
          </table:table-cell>
          <table:table-cell table:style-name="ce8" office:value-type="float" office:value="0.6" calcext:value-type="float">
            <text:p>0.6</text:p>
          </table:table-cell>
          <table:table-cell table:style-name="ce10" table:formula="of:=10.99/64" office:value-type="currency" office:currency="EUR" office:value="0.17171875" calcext:value-type="currency">
            <text:p>0.17 €</text:p>
          </table:table-cell>
          <table:table-cell table:style-name="ce13" table:formula="of:=[.B9]*[.C9]" office:value-type="currency" office:currency="EUR" office:value="0.10303125" calcext:value-type="currency">
            <text:p>0.10 €</text:p>
          </table:table-cell>
          <table:table-cell table:style-name="ce15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afety Pins, 26.5mm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4.97/150" office:value-type="currency" office:currency="EUR" office:value="0.0331333333333333" calcext:value-type="currency">
            <text:p>0.03 €</text:p>
          </table:table-cell>
          <table:table-cell table:style-name="ce13" table:formula="of:=[.B10]*[.C10]" office:value-type="currency" office:currency="EUR" office:value="0.0662666666666667" calcext:value-type="currency">
            <text:p>0.07 €</text:p>
          </table:table-cell>
          <table:table-cell table:style-name="ce15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Jumper Wires, Female-Female, 2.56mm</text:p>
          </table:table-cell>
          <table:table-cell table:style-name="ce8" table:formula="of:=[.B34]*3 + [.B36]" office:value-type="float" office:value="14" calcext:value-type="float">
            <text:p>14</text:p>
          </table:table-cell>
          <table:table-cell table:style-name="ce11" table:formula="of:=4.99/40" office:value-type="currency" office:currency="EUR" office:value="0.12475" calcext:value-type="currency">
            <text:p>0.12 €</text:p>
          </table:table-cell>
          <table:table-cell table:style-name="ce13" table:formula="of:=[.B11]*[.C11]" office:value-type="currency" office:currency="EUR" office:value="1.7465" calcext:value-type="currency">
            <text:p>1.75 €</text:p>
          </table:table-cell>
          <table:table-cell table:style-name="ce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older, Flux, Isopropyl Alcohol (for cleaning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ower Module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14:.D32])/[.B13]" office:value-type="currency" office:currency="EUR" office:value="45.6614717948718" calcext:value-type="currency">
            <text:p>45.66 €</text:p>
          </table:table-cell>
          <table:table-cell table:style-name="ce13" table:formula="of:=[.B13]*[.C13]" office:value-type="currency" office:currency="EUR" office:value="45.6614717948718" calcext:value-type="currency">
            <text:p>45.66 €</text:p>
          </table:table-cell>
          <table:table-cell table:style-name="ce1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table:formula="of:=29.12/15" office:value-type="currency" office:currency="EUR" office:value="1.94133333333333" calcext:value-type="currency">
            <text:p>1.94 €</text:p>
          </table:table-cell>
          <table:table-cell table:style-name="ce13" table:formula="of:=[.B14]*[.C14]" office:value-type="currency" office:currency="EUR" office:value="1.94133333333333" calcext:value-type="currency">
            <text:p>1.94 €</text:p>
          </table:table-cell>
          <table:table-cell table:style-name="Default" office:value-type="string" calcext:value-type="string">
            <text:p>https://psylink.me/bp4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13" table:formula="of:=[.B15]*[.C15]" office:value-type="currency" office:currency="EUR" office:value="33.3" calcext:value-type="currency">
            <text:p>33.30 €</text:p>
          </table:table-cell>
          <table:table-cell table:style-name="ce7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16]*[.C16]" office:value-type="currency" office:currency="EUR" office:value="0.009" calcext:value-type="currency">
            <text:p>0.01 €</text:p>
          </table:table-cell>
          <table:table-cell table:style-name="ce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7]*[.C17]" office:value-type="currency" office:currency="EUR" office:value="0.036" calcext:value-type="currency">
            <text:p>0.04 €</text:p>
          </table:table-cell>
          <table:table-cell table:style-name="ce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00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8]*[.C18]" office:value-type="currency" office:currency="EUR" office:value="0.012" calcext:value-type="currency">
            <text:p>0.01 €</text:p>
          </table:table-cell>
          <table:table-cell table:style-name="ce6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ED (power indicator)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4" calcext:value-type="currency">
            <text:p>0.04 €</text:p>
          </table:table-cell>
          <table:table-cell table:style-name="ce13" table:formula="of:=[.B19]*[.C19]" office:value-type="currency" office:currency="EUR" office:value="0.04" calcext:value-type="currency">
            <text:p>0.04 €</text:p>
          </table:table-cell>
          <table:table-cell table:style-name="ce6" office:value-type="string" calcext:value-type="string">
            <text:p>https://www.reichelt.de/de/en/led-smd-0805-green-7-1-mcd-160--oso-lgr971-p231718.html?search=oso+lgr971&amp;&amp;r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13" table:formula="of:=[.B20]*[.C20]" office:value-type="currency" office:currency="EUR" office:value="0.68" calcext:value-type="currency">
            <text:p>0.68 €</text:p>
          </table:table-cell>
          <table:table-cell table:style-name="ce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13" table:formula="of:=[.B21]*[.C21]" office:value-type="currency" office:currency="EUR" office:value="1.37153846153846" calcext:value-type="currency">
            <text:p>1.37 €</text:p>
          </table:table-cell>
          <table:table-cell table:style-name="ce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39" calcext:value-type="currency">
            <text:p>1.39 €</text:p>
          </table:table-cell>
          <table:table-cell table:style-name="ce13" table:formula="of:=[.B22]*[.C22]" office:value-type="currency" office:currency="EUR" office:value="1.39" calcext:value-type="currency">
            <text:p>1.39 €</text:p>
          </table:table-cell>
          <table:table-cell table:style-name="ce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13" table:formula="of:=[.B23]*[.C23]" office:value-type="currency" office:currency="EUR" office:value="0.3" calcext:value-type="currency">
            <text:p>0.30 €</text:p>
          </table:table-cell>
          <table:table-cell table:style-name="ce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13" table:formula="of:=[.B24]*[.C24]" office:value-type="currency" office:currency="EUR" office:value="0.872" calcext:value-type="currency">
            <text:p>0.87 €</text:p>
          </table:table-cell>
          <table:table-cell table:style-name="ce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13" table:formula="of:=[.B25]*[.C25]" office:value-type="currency" office:currency="EUR" office:value="0.81" calcext:value-type="currency">
            <text:p>0.81 €</text:p>
          </table:table-cell>
          <table:table-cell table:style-name="ce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13" table:formula="of:=[.B26]*[.C26]" office:value-type="currency" office:currency="EUR" office:value="1.6" calcext:value-type="currency">
            <text:p>1.60 €</text:p>
          </table:table-cell>
          <table:table-cell table:style-name="ce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13" table:formula="of:=[.B27]*[.C27]" office:value-type="currency" office:currency="EUR" office:value="2.2" calcext:value-type="currency">
            <text:p>2.20 €</text:p>
          </table:table-cell>
          <table:table-cell table:style-name="ce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13" table:formula="of:=[.B28]*[.C28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40, 2.56mm</text:p>
          </table:table-cell>
          <table:table-cell table:formula="of:=[.$B$13] * 0.75" office:value-type="float" office:value="0.75" calcext:value-type="float">
            <text:p>0.75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13" table:formula="of:=[.B29]*[.C29]" office:value-type="currency" office:currency="EUR" office:value="0.21" calcext:value-type="currency">
            <text:p>0.21 €</text:p>
          </table:table-cell>
          <table:table-cell table:style-name="ce6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13" table:formula="of:=[.B30]*[.C30]" office:value-type="currency" office:currency="EUR" office:value="0.03" calcext:value-type="currency">
            <text:p>0.03 €</text:p>
          </table:table-cell>
          <table:table-cell table:style-name="ce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79/100" office:value-type="currency" office:currency="EUR" office:value="0.0179" calcext:value-type="currency">
            <text:p>0.02 €</text:p>
          </table:table-cell>
          <table:table-cell table:style-name="ce13" table:formula="of:=[.B31]*[.C31]" office:value-type="currency" office:currency="EUR" office:value="0.0716" calcext:value-type="currency">
            <text:p>0.07 €</text:p>
          </table:table-cell>
          <table:table-cell table:style-name="ce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37/10" office:value-type="currency" office:currency="EUR" office:value="0.137" calcext:value-type="currency">
            <text:p>0.14 €</text:p>
          </table:table-cell>
          <table:table-cell table:style-name="ce13" table:formula="of:=[.B32]*[.C32]" office:value-type="currency" office:currency="EUR" office:value="0.548" calcext:value-type="currency">
            <text:p>0.55 €</text:p>
          </table:table-cell>
          <table:table-cell table:style-name="ce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9" table:formula="of:=SUM([.D35:.D54])/[.B34]" office:value-type="currency" office:currency="EUR" office:value="25.3136666666667" calcext:value-type="currency">
            <text:p>25.31 €</text:p>
          </table:table-cell>
          <table:table-cell table:style-name="ce13" table:formula="of:=[.B34]*[.C34]" office:value-type="currency" office:currency="EUR" office:value="50.6273333333333" calcext:value-type="currency">
            <text:p>50.63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1" table:formula="of:=33.14/30" office:value-type="currency" office:currency="EUR" office:value="1.10466666666667" calcext:value-type="currency">
            <text:p>1.10 €</text:p>
          </table:table-cell>
          <table:table-cell table:style-name="ce13" table:formula="of:=[.B35]*[.C35]" office:value-type="currency" office:currency="EUR" office:value="2.20933333333333" calcext:value-type="currency">
            <text:p>2.21 €</text:p>
          </table:table-cell>
          <table:table-cell table:style-name="Default" office:value-type="string" calcext:value-type="string">
            <text:p>https://psylink.me/b3.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INA128AU Instr. Amplifier, SO-8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3" office:value-type="currency" office:currency="EUR" office:value="5.65" calcext:value-type="currency">
            <text:p>5.65 €</text:p>
          </table:table-cell>
          <table:table-cell table:style-name="ce13" table:formula="of:=[.B36]*[.C36]" office:value-type="currency" office:currency="EUR" office:value="45.2" calcext:value-type="currency">
            <text:p>45.20 €</text:p>
          </table:table-cell>
          <table:table-cell table:style-name="ce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100, 1%, 0805</text:p>
          </table:table-cell>
          <table:table-cell table:formula="of:=[.$B$34] * 3" office:value-type="float" office:value="6" calcext:value-type="float">
            <text:p>6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7]*[.C37]" office:value-type="currency" office:currency="EUR" office:value="0.054" calcext:value-type="currency">
            <text:p>0.05 €</text:p>
          </table:table-cell>
          <table:table-cell table:style-name="ce31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200, 1%, 0805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4" office:value-type="float" office:value="0.01" calcext:value-type="float">
            <text:p>0.01 </text:p>
          </table:table-cell>
          <table:table-cell table:style-name="ce13" table:formula="of:=[.B38]*[.C38]" office:value-type="currency" office:currency="EUR" office:value="0.02" calcext:value-type="currency">
            <text:p>0.02 €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6" office:value-type="string" calcext:value-type="string">
            <text:p>Resistor, 1M, 1%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9]*[.C39]" office:value-type="currency" office:currency="EUR" office:value="0.144" calcext:value-type="currency">
            <text:p>0.14 €</text:p>
          </table:table-cell>
          <table:table-cell table:style-name="ce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nF @ 50V, 0805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4" office:value-type="float" office:value="0.01" calcext:value-type="float">
            <text:p>0.01 </text:p>
          </table:table-cell>
          <table:table-cell table:style-name="ce13" table:formula="of:=[.B40]*[.C40]" office:value-type="currency" office:currency="EUR" office:value="0.08" calcext:value-type="currency">
            <text:p>0.08 €</text:p>
          </table:table-cell>
          <table:table-cell table:style-name="ce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pF @ 50V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2" calcext:value-type="float">
            <text:p>0.02 </text:p>
          </table:table-cell>
          <table:table-cell table:style-name="ce13" table:formula="of:=[.B41]*[.C41]" office:value-type="currency" office:currency="EUR" office:value="0.32" calcext:value-type="currency">
            <text:p>0.32 €</text:p>
          </table:table-cell>
          <table:table-cell table:style-name="ce6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40, 2.56mm</text:p>
          </table:table-cell>
          <table:table-cell table:formula="of:=[.$B$34] * 0.5" office:value-type="float" office:value="1" calcext:value-type="float">
            <text:p>1</text:p>
          </table:table-cell>
          <table:table-cell table:style-name="ce14" office:value-type="float" office:value="0.28" calcext:value-type="float">
            <text:p>0.28 </text:p>
          </table:table-cell>
          <table:table-cell table:style-name="ce13" table:formula="of:=[.B42]*[.C42]" office:value-type="currency" office:currency="EUR" office:value="0.28" calcext:value-type="currency">
            <text:p>0.28 €</text:p>
          </table:table-cell>
          <table:table-cell table:style-name="ce6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acer Screws, 3M, 5mm (brass, nickel-plated)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11" calcext:value-type="float">
            <text:p>0.11 </text:p>
          </table:table-cell>
          <table:table-cell table:style-name="ce13" table:formula="of:=[.B43]*[.C43]" office:value-type="currency" office:currency="EUR" office:value="1.76" calcext:value-type="currency">
            <text:p>1.76 €</text:p>
          </table:table-cell>
          <table:table-cell table:style-name="ce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exagonal Nuts, 3M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35" calcext:value-type="float">
            <text:p>0.04 </text:p>
          </table:table-cell>
          <table:table-cell table:style-name="ce13" table:formula="of:=[.B44]*[.C44]" office:value-type="currency" office:currency="EUR" office:value="0.56" calcext:value-type="currency">
            <text:p>0.56 €</text:p>
          </table:table-cell>
          <table:table-cell table:style-name="ce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2:35:38.672765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2:38:48.189516178</dc:date>
    <meta:editing-duration>PT1H27M12S</meta:editing-duration>
    <meta:editing-cycles>44</meta:editing-cycles>
    <meta:generator>LibreOffice/6.4.7.2$Linux_X86_64 LibreOffice_project/40$Build-2</meta:generator>
    <meta:document-statistic meta:table-count="1" meta:cell-count="189" meta:object-count="0"/>
  </office:meta>
</office:document-meta>
</file>